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18nCatalogueGenerato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18nCatalogueGenerator.gener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18nCatalogueGenerato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18nCatalogue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